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D0000017CE0383BF2ED82E6F8.png" manifest:media-type="image/png"/>
  <manifest:file-entry manifest:full-path="Pictures/100002010000019D0000017C2941F4C621047F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9cee4" draw:textarea-horizontal-align="justify" draw:textarea-vertical-align="middle" draw:auto-grow-height="false" fo:min-height="16.65cm" fo:min-width="31.3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3.65cm" fo:min-width="13.7cm"/>
      <style:paragraph-properties style:writing-mode="lr-tb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1.85cm" fo:min-width="4.3cm"/>
      <style:paragraph-properties style:writing-mode="lr-tb"/>
    </style:style>
    <style:style style:name="gr4" style:family="graphic" style:parent-style-name="standard">
      <style:graphic-properties draw:fill="solid" draw:fill-color="#00ccff" draw:textarea-horizontal-align="justify" draw:textarea-vertical-align="middle" draw:auto-grow-height="false" fo:min-height="3.45cm" fo:min-width="4.3cm"/>
      <style:paragraph-properties style:writing-mode="lr-tb"/>
    </style:style>
    <style:style style:name="gr5" style:family="graphic" style:parent-style-name="standard">
      <style:graphic-properties draw:fill="solid" draw:fill-color="#00ccff" draw:textarea-horizontal-align="justify" draw:textarea-vertical-align="middle" draw:auto-grow-height="false" fo:min-height="12.15cm" fo:min-width="3.6cm"/>
      <style:paragraph-properties style:writing-mode="lr-tb"/>
    </style:style>
    <style:style style:name="gr6" style:family="graphic" style:parent-style-name="standard">
      <style:graphic-properties draw:fill="solid" draw:fill-color="#00ccff" draw:textarea-horizontal-align="justify" draw:textarea-vertical-align="middle" draw:auto-grow-height="false" fo:min-height="5.845cm" fo:min-width="4.3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3.65cm" fo:min-width="11.3cm"/>
      <style:paragraph-properties style:writing-mode="lr-tb"/>
    </style:style>
    <style:style style:name="gr8" style:family="graphic" style:parent-style-name="standard">
      <style:graphic-properties draw:fill="solid" draw:fill-color="#00ccff" draw:textarea-horizontal-align="justify" draw:textarea-vertical-align="middle" draw:auto-grow-height="false" fo:min-height="12.25cm" fo:min-width="10.9cm"/>
      <style:paragraph-properties style:writing-mode="lr-tb"/>
    </style:style>
    <style:style style:name="gr9" style:family="graphic" style:parent-style-name="standard">
      <style:graphic-properties draw:fill="solid" draw:fill-color="#66ffff" draw:textarea-horizontal-align="justify" draw:textarea-vertical-align="middle" draw:auto-grow-height="false" fo:min-height="12.15cm" fo:min-width="3.6cm"/>
      <style:paragraph-properties style:writing-mode="lr-tb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2.25cm" fo:min-width="3.3cm"/>
      <style:paragraph-properties style:writing-mode="lr-tb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4.95cm" fo:min-width="3.3cm"/>
      <style:paragraph-properties style:writing-mode="lr-tb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0.85cm" fo:min-width="3.3cm"/>
      <style:paragraph-properties style:writing-mode="lr-tb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0.95cm" fo:min-width="3.3cm"/>
      <style:paragraph-properties style:writing-mode="lr-tb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5.05cm" fo:min-width="4.6cm"/>
      <style:paragraph-properties style:writing-mode="lr-tb"/>
    </style:style>
    <style:style style:name="gr15" style:family="graphic" style:parent-style-name="standard">
      <style:graphic-properties draw:fill="solid" draw:fill-color="#dddddd" draw:textarea-horizontal-align="justify" draw:textarea-vertical-align="middle" draw:auto-grow-height="false" fo:min-height="4.95cm" fo:min-width="4.6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0.1cm" fo:min-width="0.9cm"/>
    </style:style>
    <style:style style:name="gr18" style:family="graphic" style:parent-style-name="standard">
      <style:graphic-properties draw:textarea-horizontal-align="justify" draw:textarea-vertical-align="middle" draw:auto-grow-height="false" fo:min-height="0.1cm" fo:min-width="1.19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1cm" fo:min-width="0.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9cee4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20pt" fo:font-weight="bold" style:font-size-asian="18pt" style:font-size-complex="18pt"/>
    </style:style>
    <style:style style:name="P5" style:family="paragraph">
      <loext:graphic-properties draw:fill="solid" draw:fill-color="#00ccff"/>
      <style:paragraph-properties fo:text-align="center" style:writing-mode="lr-tb"/>
      <style:text-properties fo:font-size="20pt" fo:font-weight="bold" style:font-size-asian="18pt" style:font-size-complex="18pt"/>
    </style:style>
    <style:style style:name="P6" style:family="paragraph">
      <loext:graphic-properties draw:fill="solid" draw:fill-color="#00ccff"/>
      <style:paragraph-properties fo:text-align="center" style:writing-mode="lr-tb"/>
    </style:style>
    <style:style style:name="P7" style:family="paragraph">
      <loext:graphic-properties draw:fill="solid" draw:fill-color="#66ffff"/>
      <style:paragraph-properties fo:text-align="center" style:writing-mode="lr-tb"/>
    </style:style>
    <style:style style:name="P8" style:family="paragraph">
      <loext:graphic-properties draw:fill="solid" draw:fill-color="#dddddd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line-height="150%" fo:text-align="center"/>
    </style:style>
    <style:style style:name="T1" style:family="text">
      <style:text-properties fo:font-size="20pt" fo:font-style="italic" fo:font-weight="bold" style:font-size-asian="18pt" style:font-size-complex="18pt"/>
    </style:style>
    <style:style style:name="T2" style:family="text">
      <style:text-properties fo:font-size="20pt" fo:language="en" fo:country="US" fo:font-weight="bold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1.8cm" svg:height="16.9cm" svg:x="2cm" svg:y="1.3cm">
          <text:p text:style-name="P1"><text:span text:style-name="T1">LaBox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2cm" svg:height="13.9cm" svg:x="19.1cm" svg:y="3cm">
          <text:p text:style-name="P1">Core 0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8cm" svg:height="2.1cm" svg:x="28.1cm" svg:y="8.1cm">
          <text:p text:style-name="P4"><text:span text:style-name="T2">Fun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cm" svg:height="3.7cm" svg:x="28.1cm" svg:y="4.2cm">
          <text:p text:style-name="P4"><text:span text:style-name="T3">Locomotiv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12.4cm" svg:x="23.7cm" svg:y="4.2cm">
          <text:p text:style-name="P1"><text:span text:style-name="T3">DCCpp</text:span></text:p>
          <text:p text:style-name="P1"/>
          <text:p text:style-name="P1"><text:span text:style-name="T4">Turnouts</text:span></text:p>
          <text:p text:style-name="P1"><text:span text:style-name="T4">Sensors</text:span></text:p>
          <text:p text:style-name="P1">Output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8cm" svg:height="6.095cm" draw:transform="skewX (-0.00191986217719376) rotate (-0.00191986217719389) translate (28.1cm 10.5cm)">
          <text:p text:style-name="P4"><text:span text:style-name="T3">H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1.8cm" svg:height="13.9cm" svg:x="2.2cm" svg:y="3cm">
          <text:p text:style-name="P1">Core 1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1.4cm" svg:height="12.5cm" svg:x="2.4cm" svg:y="4.1cm">
          <text:p text:style-name="P1"><text:span text:style-name="T2">Throttles</text:span><text:span text:style-name="T3"> :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cm" svg:height="12.4cm" svg:x="19.3cm" svg:y="4.2cm">
          <text:p text:style-name="P1"><text:span text:style-name="T4">Converters</text:span> :</text:p>
          <text:p text:style-name="P1">Z21</text:p>
          <text:p text:style-name="P1">WiThrottle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8cm" svg:height="2.5cm" svg:x="2.6cm" svg:y="8.4cm">
          <text:p text:style-name="P1">Automation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8cm" svg:height="5.2cm" svg:x="2.6cm" svg:y="11.2cm">
          <text:p text:style-name="P1">Wifi</text:p>
          <text:p text:style-name="P1">JMRI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8cm" svg:height="1.1cm" svg:x="2.6cm" svg:y="7.1cm">
          <text:p text:style-name="P1">Ethernet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8cm" svg:height="1.2cm" svg:x="2.6cm" svg:y="5.7cm">
          <text:p text:style-name="P1"><text:span text:style-name="T4">Serial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5.1cm" svg:height="5.3cm" svg:x="8.5cm" svg:y="5.7cm">
          <text:p text:style-name="P1">Text buffer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5.1cm" svg:height="5.2cm" svg:x="8.5cm" svg:y="11.2cm">
          <text:p text:style-name="P1">Binary buffer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4.66cm" svg:height="4.288cm" svg:x="8.7cm" svg:y="6.612cm">
          <draw:image xlink:href="Pictures/100002010000019D0000017CE0383BF2ED82E6F8.png" xlink:type="simple" xlink:show="embed" xlink:actuate="onLoad" draw:mime-type="image/png">
            <text:p/>
          </draw:image>
        </draw:frame>
        <draw:frame draw:style-name="gr16" draw:text-style-name="P9" draw:layer="layout" svg:width="4.635cm" svg:height="4.264cm" svg:x="8.665cm" svg:y="12cm">
          <draw:image xlink:href="Pictures/100002010000019D0000017C2941F4C621047F6C.png" xlink:type="simple" xlink:show="embed" xlink:actuate="onLoad" draw:mime-type="image/png">
            <text:p/>
          </draw:image>
        </draw:frame>
        <draw:custom-shape draw:style-name="gr17" draw:text-style-name="P10" draw:layer="layout" svg:width="1.6cm" svg:height="0.7cm" svg:x="6.6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1.6cm" svg:height="0.7cm" svg:x="18.5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1.6cm" svg:height="0.7cm" svg:x="22.8cm" svg:y="7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1.6cm" svg:height="0.7cm" svg:x="6.6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1.6cm" svg:height="0.7cm" svg:x="6.6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0" draw:layer="layout" svg:width="1.941cm" svg:height="0.7cm" draw:transform="rotate (0.585383431118898) translate (6.472cm 11.656cm)">
          <text:p text:style-name="P10">Text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1" draw:layer="layout" svg:width="1.6cm" svg:height="0.7cm" svg:x="6.6cm" svg:y="12.7cm">
          <text:p text:style-name="P11"/>
          <text:p text:style-name="P11">UD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9" draw:layer="layout" svg:width="4.635cm" svg:height="9.1cm" svg:x="14.265cm" svg:y="5.1cm">
          <draw:image xlink:href="Pictures/100002010000019D0000017C2941F4C621047F6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4T13:00:53.919000000</meta:creation-date>
    <dc:date>2021-04-04T11:26:04.945000000</dc:date>
    <meta:editing-duration>PT2H6M46S</meta:editing-duration>
    <meta:editing-cycles>8</meta:editing-cycles>
    <meta:generator>LibreOffice/7.1.1.2$Windows_X86_64 LibreOffice_project/fe0b08f4af1bacafe4c7ecc87ce55bb426164676</meta:generator>
    <meta:document-statistic meta:object-count="25"/>
  </office:meta>
</office:document-meta>
</file>